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3E0000003FA4C434D409E4A3EE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officeooo:rsid="000fa88d" officeooo:paragraph-rsid="000fa88d" style:font-name-asian="Times New Roman1" style:font-size-asian="18pt" style:font-name-complex="Times New Roman1" style:font-size-complex="18pt"/>
    </style:style>
    <style:style style:name="P5" style:family="paragraph" style:parent-style-name="Standard">
      <style:paragraph-properties fo:margin-top="0cm" fo:margin-bottom="0.282cm" style:contextual-spacing="false" fo:line-height="115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/>
      <style:text-properties officeooo:rsid="000fa88d" officeooo:paragraph-rsid="000fa88d"/>
    </style:style>
    <style:style style:name="P9" style:family="paragraph" style:parent-style-name="Standard" style:master-page-name="Standard">
      <style:paragraph-properties fo:text-align="start" style:justify-single-word="false" style:page-number="1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8pt" officeooo:paragraph-rsid="00118add" style:font-name-asian="Times New Roman1" style:font-size-asian="18pt" style:font-name-complex="Times New Roman1" style:font-size-complex="18pt"/>
    </style:style>
    <style:style style:name="P11" style:family="paragraph" style:parent-style-name="Standard">
      <style:paragraph-properties fo:text-align="start" style:justify-single-word="false"/>
      <style:text-properties officeooo:rsid="000fa88d"/>
    </style:style>
    <style:style style:name="P12" style:family="paragraph" style:parent-style-name="Standard">
      <style:paragraph-properties fo:text-align="start" style:justify-single-word="false"/>
    </style:style>
    <style:style style:name="T1" style:family="text">
      <style:text-properties officeooo:rsid="000fa88d"/>
    </style:style>
    <style:style style:name="T2" style:family="text">
      <style:text-properties officeooo:rsid="00118add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 text:c="24"/>Video <text:span text:style-name="T1">proyecto </text:span><text:span text:style-name="T2">Conexion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 text:c="4"/></text:p>
      <text:p text:style-name="P4"><text:s text:c="4"/>Janny Andreina Rodriguez Requen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2"/>
      <text:p text:style-name="P3"><text:span text:style-name="T2">U</text:span>niversidad <text:span text:style-name="T2">M</text:span>inuto de Dios <text:s text:c="4"/></text:p>
      <text:p text:style-name="P10"><text:span text:style-name="T2">F</text:span>acultad de <text:span text:style-name="T2">T</text:span>ecnologia en <text:span text:style-name="T2">I</text:span>nformatica </text:p>
      <text:p text:style-name="P10"><text:span text:style-name="T2">P</text:span>rogramación <text:span text:style-name="T2">Orientada a Objetos</text:span></text:p>
      <text:p text:style-name="P6">HECTOR ANDRES LADINO TORRES</text:p>
      <text:p text:style-name="P3">Bogotá </text:p>
      <text:p text:style-name="P3">202<text:span text:style-name="T2">5</text:span></text:p>
      <text:p text:style-name="P3"/>
      <text:p text:style-name="P3"/>
      <text:p text:style-name="P7"/>
      <text:p text:style-name="P1"/>
      <text:p text:style-name="P1"><text:soft-page-break/>video de <text:span text:style-name="T2">la conexion</text:span></text:p>
      <text:p text:style-name="P1"/>
      <text:p text:style-name="P11"><text:a xlink:type="simple" xlink:href="https://uniminuto0-my.sharepoint.com/:v:/g/personal/janny_rodriguez_uniminuto_edu_co/EYiau0xfwVFCuAfGovZlAwgBv98SA3YjqqfUtlVsaSdSjg?e=ZjeGdu&amp;nav=eyJyZWZlcnJhbEluZm8iOnsicmVmZXJyYWxBcHAiOiJTdHJlYW1XZWJBcHAiLCJyZWZlcnJhbFZpZXciOiJTaGFyZURpYWxvZy1MaW5rIiwicmVmZXJyYWxBcHBQbGF0Zm9ybSI6IldlYiIsInJlZmVycmFsTW9kZSI6InZpZXcifX0%3D" text:style-name="Internet_20_link" text:visited-style-name="Visited_20_Internet_20_Link">https://uniminuto0-my.sharepoint.com/:v:/g/personal/janny_rodriguez_uniminuto_edu_co/EYiau0xfwVFCuAfGovZlAwgBv98SA3YjqqfUtlVsaSdSjg?e=ZjeGdu&amp;nav=eyJyZWZlcnJhbEluZm8iOnsicmVmZXJyYWxBcHAiOiJTdHJlYW1XZWJBcHAiLCJyZWZlcnJhbFZpZXciOiJTaGFyZURpYWxvZy1MaW5rIiwicmVmZXJyYWxBcHBQbGF0Zm9ybSI6IldlYiIsInJlZmVycmFsTW9kZSI6InZpZXcifX0%3D</text:a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draw:frame draw:style-name="Mfr1" draw:name="image1.png" text:anchor-type="char" svg:x="-2.699cm" svg:y="-0.953cm" svg:width="21.788cm" svg:height="1.667cm" draw:z-index="1"><draw:image xlink:href="Pictures/100000010000003E0000003FA4C434D409E4A3EE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dc:date>2025-03-04T18:35:27.867000000</dc:date>
    <meta:editing-duration>PT49M11S</meta:editing-duration>
    <meta:editing-cycles>2</meta:editing-cycles>
    <meta:document-statistic meta:table-count="0" meta:image-count="1" meta:object-count="0" meta:page-count="2" meta:paragraph-count="11" meta:word-count="31" meta:character-count="569" meta:non-whitespace-character-count="509"/>
  </office:meta>
</office:document-meta>
</file>